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f01" officeooo:paragraph-rsid="001e0f01"/>
    </style:style>
    <style:style style:name="P2" style:family="paragraph" style:parent-style-name="Standard">
      <style:text-properties officeooo:rsid="001ff140" officeooo:paragraph-rsid="001ff140"/>
    </style:style>
    <style:style style:name="P3" style:family="paragraph" style:parent-style-name="Standard">
      <style:text-properties officeooo:rsid="001e0f01" officeooo:paragraph-rsid="001e0f01"/>
    </style:style>
    <style:style style:name="P4" style:family="paragraph" style:parent-style-name="Standard">
      <style:text-properties officeooo:rsid="0020e1f7" officeooo:paragraph-rsid="0020e1f7"/>
    </style:style>
    <style:style style:name="P5" style:family="paragraph" style:parent-style-name="Standard">
      <style:text-properties officeooo:rsid="00218b6f" officeooo:paragraph-rsid="00218b6f"/>
    </style:style>
    <style:style style:name="P6" style:family="paragraph" style:parent-style-name="Standard">
      <style:text-properties officeooo:rsid="0022a9e7" officeooo:paragraph-rsid="0022a9e7"/>
    </style:style>
    <style:style style:name="T1" style:family="text">
      <style:text-properties officeooo:rsid="0023a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wd <text:s text:c="4"/>present working director</text:p>
      <text:p text:style-name="P1">cd <text:s text:c="7"/>command directory</text:p>
      <text:p text:style-name="P2">cd ..<text:tab/>retour au répertoire d'avant</text:p>
      <text:p text:style-name="P1">less <text:tab/>ouvrir un ficher</text:p>
      <text:p text:style-name="P1">ls<text:tab/>liste des fichiers</text:p>
      <text:p text:style-name="P1"/>
      <text:p text:style-name="P4">GitHub :</text:p>
      <text:p text:style-name="P4"/>
      <text:p text:style-name="P6">⇒ Se déplacer dans le dossier <text:span text:style-name="T1">⇒ c</text:span>d ~/flyingTurtles</text:p>
      <text:p text:style-name="P4">git pull<text:tab/><text:tab/><text:tab/><text:tab/><text:tab/>mettre à jour (recevoir)</text:p>
      <text:p text:style-name="P4">git add (main.c)<text:tab/><text:tab/><text:tab/>ajouter main.c au commit</text:p>
      <text:p text:style-name="P4">git commit -m #commentaire<text:tab/>#<text:tab/>commente et commit le résultat</text:p>
      <text:p text:style-name="P5">git push<text:tab/><text:tab/><text:tab/><text:tab/>mettre à jour (envoy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9:25:35.925655385</meta:creation-date>
    <dc:date>2015-10-02T11:39:17.965397047</dc:date>
    <meta:editing-duration>PT2M5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61" meta:character-count="368" meta:non-whitespace-character-count="297"/>
  </office:meta>
</office:document-meta>
</file>